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1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1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1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2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2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26" style:family="paragraph" style:parent-style-name="Text_20_body">
      <style:paragraph-properties fo:line-height="138%" style:writing-mode="lr-tb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35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38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39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2" style:family="text">
      <style:text-properties officeooo:rsid="000aa791"/>
    </style:style>
    <style:style style:name="T13" style:family="text">
      <style:text-properties officeooo:rsid="000b6bda"/>
    </style:style>
    <style:style style:name="T14" style:family="text">
      <style:text-properties officeooo:rsid="000e9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una GUI / Luna Instrument Controller Command Interface Definition</text:p>
      <text:p text:style-name="P11">Command Format:</text:p>
      <text:p text:style-name="P11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7">0000000001</text:span></text:p>
      <text:p text:style-name="P5"/>
      <text:p text:style-name="P22"><text:span text:style-name="T1">Length</text:span><text:span text:style-name="T10"> </text:span><text:span text:style-name="T2">(size of the message): 10 bytes (10-19)</text:span></text:p>
      <text:p text:style-name="P16">Right justified, zero filled, Ascii characters representing an id number.</text:p>
      <text:p text:style-name="P16">Size is totally inclusive (n)</text:p>
      <text:p text:style-name="P1">Eg: 0000000123</text:p>
      <text:p text:style-name="P1"/>
      <text:p text:style-name="P22"><text:span text:style-name="T1">Device name</text:span><text:span text:style-name="T2">: 64 bytes (20-83)</text:span></text:p>
      <text:p text:style-name="P16">Left justified ASCII Characters representing a device name. Space filled.</text:p>
      <text:p text:style-name="P22"><text:span text:style-name="T2">Eg: </text:span><text:span text:style-name="T7">HighVoltageSupply</text:span></text:p>
      <text:p text:style-name="P22"><text:span text:style-name="T1">CMD</text:span><text:span text:style-name="T2">: 10 bytes (84-93)</text:span></text:p>
      <text:p text:style-name="P16">Left justified ASCII Characters representing a device name. Space filled.</text:p>
      <text:p text:style-name="P22"><text:span text:style-name="T2">Eg: </text:span><text:span text:style-name="T7">INVTHW____</text:span></text:p>
      <text:p text:style-name="P22"><text:span text:style-name="T1">Args</text:span><text:span text:style-name="T2">: x bytes: 94-n</text:span></text:p>
      <text:p text:style-name="P29">Left justified ASCII Characters representing any arguments to a command. Line feed terminated.</text:p>
      <text:p text:style-name="P34"><text:span text:style-name="T2">Eg: </text:span><text:span text:style-name="T7">10.123\n</text:span></text:p>
      <text:p text:style-name="P29">ID of the message will always increment by one.</text:p>
      <text:p text:style-name="P1">The response will contain the sender’s (i.e. whoever initiated the command) ID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Instrument Controller Supported Commands</text:p>
      <text:p text:style-name="P15">Unless otherwise stated, commands return an “OK” response when successful.  Failed commands return “FAIL” and unknown commands return “SYNTAX” in the response.</text:p>
      <text:p text:style-name="P21"/>
      <text:p text:style-name="P20">Instrument Controller Server Commands</text:p>
      <text:p text:style-name="P11">Inventory Hardware</text:p>
      <text:p text:style-name="P33"><text:span text:style-name="T2">CMD:</text:span><text:span text:style-name="T10"> <text:tab/><text:tab/><text:tab/></text:span><text:span text:style-name="T7">INVTHW</text:span></text:p>
      <text:p text:style-name="P33"><text:span text:style-name="T2">Response: </text:span><text:span text:style-name="T10"><text:s/><text:tab/><text:tab/></text:span><text:span text:style-name="T7">INVTHW____[status string]\n</text:span></text:p>
      <text:p text:style-name="P35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39"/>
      <text:p text:style-name="P27">Shutdown System</text:p>
      <text:p text:style-name="P28">CMD: <text:tab/><text:tab/><text:tab/>SHUTDOWN</text:p>
      <text:p text:style-name="P28">Response: <text:tab/><text:tab/>None</text:p>
      <text:p text:style-name="P28">Description: <text:tab/><text:tab/>Instrument controller will issue appropriate shutdown commands to all <text:tab/><text:tab/><text:tab/><text:tab/>devices and exit.</text:p>
      <text:p text:style-name="P23"/>
      <text:p text:style-name="P24"/>
      <text:p text:style-name="P18">High Voltage Power Supply</text:p>
      <text:p text:style-name="P11">Get Voltage and Current</text:p>
      <text:p text:style-name="P6"><text:span text:style-name="T2">CMD: <text:tab/><text:tab/><text:tab/></text:span><text:span text:style-name="T7">GETVI</text:span></text:p>
      <text:p text:style-name="P6"><text:span text:style-name="T2">Device Name:</text:span><text:span text:style-name="T10"> <text:tab/></text:span><text:span text:style-name="T7">HighVoltageSupply</text:span></text:p>
      <text:p text:style-name="P6"><text:span text:style-name="T2">Response:</text:span><text:span text:style-name="T10"> <text:tab/><text:tab/></text:span><text:span text:style-name="T7">OK________[voltage] [current]\n </text:span><text:span text:style-name="T9">(check to see if it’s one <text:tab/><text:tab/><text:tab/><text:tab/>space or more)</text:span></text:p>
      <text:p text:style-name="P6"><text:span text:style-name="T2">Example:</text:span><text:span text:style-name="T10"> <text:tab/><text:tab/></text:span><text:span text:style-name="T7">GETV______\n</text:span></text:p>
      <text:p text:style-name="P33"><text:span text:style-name="T2">Description:</text:span><text:span text:style-name="T10"> <text:tab/><text:tab/></text:span><text:span text:style-name="T2">Will return the voltage (in volts) and current (in milliamps).</text:span></text:p>
      <text:p text:style-name="P11"/>
      <text:p text:style-name="P11"/>
      <text:p text:style-name="P11"/>
      <text:p text:style-name="P11"><text:soft-page-break/></text:p>
      <text:p text:style-name="P11">Set Voltage</text:p>
      <text:p text:style-name="P6"><text:span text:style-name="T2">CMD: <text:tab/><text:tab/><text:tab/></text:span><text:span text:style-name="T7">SETV [volts]</text:span></text:p>
      <text:p text:style-name="P6"><text:span text:style-name="T2">Device Name:</text:span><text:span text:style-name="T10"> <text:tab/></text:span><text:span text:style-name="T7">HighVoltageSupply</text:span></text:p>
      <text:p text:style-name="P6"><text:span text:style-name="T2">Response: <text:tab/><text:tab/></text:span><text:span text:style-name="T7">OK________\n (</text:span><text:span text:style-name="T9">same thing here)</text:span></text:p>
      <text:p text:style-name="P6"><text:span text:style-name="T2">Example: <text:tab/><text:tab/></text:span><text:span text:style-name="T7">SETV______10.0\n</text:span></text:p>
      <text:p text:style-name="P28">Description: <text:tab/><text:tab/>Will set the voltage to the specified amount (in volts).</text:p>
      <text:p text:style-name="P28"/>
      <text:p text:style-name="P18">Thermo Cycler (TEC)</text:p>
      <text:p text:style-name="P11">Start Sequence</text:p>
      <text:p text:style-name="P6"><text:span text:style-name="T2">CMD: <text:tab/><text:tab/><text:tab/></text:span><text:span text:style-name="T7">STARTSEQ [number of cycles]</text:span></text:p>
      <text:p text:style-name="P6"><text:span text:style-name="T2">Device Name: <text:tab/></text:span><text:span text:style-name="T7">TECController</text:span></text:p>
      <text:p text:style-name="P6"><text:span text:style-name="T2">Response: <text:tab/><text:tab/></text:span><text:span text:style-name="T7">OK\n</text:span></text:p>
      <text:p text:style-name="P6"><text:span text:style-name="T2">Example:</text:span><text:span text:style-name="T10"> <text:tab/><text:tab/></text:span><text:span text:style-name="T7">STARTSEQ__40\n</text:span></text:p>
      <text:p text:style-name="P28">Description: <text:tab/><text:tab/>Will begin the thermo cycler’s predefined steps for the given number <text:tab/><text:tab/><text:tab/><text:tab/>of cycles.</text:p>
      <text:p text:style-name="P11">Stop Sequence</text:p>
      <text:p text:style-name="P6"><text:span text:style-name="T2">CMD:</text:span><text:span text:style-name="T10"> <text:tab/><text:tab/><text:tab/></text:span><text:span text:style-name="T7">STOPSEQ</text:span></text:p>
      <text:p text:style-name="P6"><text:span text:style-name="T2">Device Name:</text:span><text:span text:style-name="T10"> <text:tab/></text:span><text:span text:style-name="T7">TECController</text:span></text:p>
      <text:p text:style-name="P6"><text:span text:style-name="T2">Response: <text:tab/><text:tab/></text:span><text:span text:style-name="T7">OK\n</text:span></text:p>
      <text:p text:style-name="P6"><text:span text:style-name="T2">Example: <text:tab/><text:tab/></text:span><text:span text:style-name="T7">STOPSEQ___\n</text:span></text:p>
      <text:p text:style-name="P33"><text:span text:style-name="T2">Description:</text:span><text:span text:style-name="T10"> <text:tab/><text:tab/></text:span><text:span text:style-name="T2">Will abort the thermo cycler’s currently running sequence.</text:span></text:p>
      <text:p text:style-name="P36"/>
      <text:p text:style-name="P36">Read Sequence Data</text:p>
      <text:p text:style-name="P6"><text:span text:style-name="T2">CMD: <text:tab/><text:tab/><text:tab/></text:span><text:span text:style-name="T7">READSEQD</text:span></text:p>
      <text:p text:style-name="P6"><text:span text:style-name="T2">Device Name:</text:span><text:span text:style-name="T10"> <text:tab/></text:span><text:span text:style-name="T7">TECController</text:span></text:p>
      <text:p text:style-name="P33"><text:span text:style-name="T2">Response: <text:tab/><text:tab/></text:span><text:span text:style-name="T7">OK_[block temp]_[sample temp]_[current cycle]_[step]\n</text:span></text:p>
      <text:p text:style-name="P6"><text:span text:style-name="T2">Example: <text:tab/><text:tab/></text:span><text:span text:style-name="T7">READSEQD__\n</text:span></text:p>
      <text:p text:style-name="P28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37"/>
      <text:p text:style-name="P37"/>
      <text:p text:style-name="P37"/>
      <text:p text:style-name="P37"><text:soft-page-break/>OBIS Laser</text:p>
      <text:p text:style-name="P11">Get Laser Power</text:p>
      <text:p text:style-name="P6"><text:span text:style-name="T2">CMD: <text:tab/><text:tab/><text:tab/></text:span><text:span text:style-name="T7">GETLPWR</text:span></text:p>
      <text:p text:style-name="P6"><text:span text:style-name="T2">Device Name:</text:span><text:span text:style-name="T10"> <text:tab/></text:span><text:span text:style-name="T7">OBISLaser</text:span></text:p>
      <text:p text:style-name="P6"><text:span text:style-name="T2">Response: </text:span><text:span text:style-name="T10"><text:s/><text:tab/><text:tab/></text:span><text:span text:style-name="T7">OK________[power in watts]\n</text:span></text:p>
      <text:p text:style-name="P6"><text:span text:style-name="T2">Example:</text:span><text:span text:style-name="T10"> <text:tab/><text:tab/></text:span><text:span text:style-name="T7">GETLPWR___\n</text:span></text:p>
      <text:p text:style-name="P33"><text:span text:style-name="T2">Description:</text:span><text:span text:style-name="T10"> <text:tab/><text:tab/></text:span><text:span text:style-name="T2">Will return the current output power (in watts).</text:span></text:p>
      <text:p text:style-name="P11"/>
      <text:p text:style-name="P11">Set Laser Power</text:p>
      <text:p text:style-name="P6"><text:span text:style-name="T2">CMD: <text:tab/><text:tab/><text:tab/></text:span><text:span text:style-name="T7">SETLPWR [watts]</text:span></text:p>
      <text:p text:style-name="P6"><text:span text:style-name="T2">Device Name:</text:span><text:span text:style-name="T10"> <text:tab/></text:span><text:span text:style-name="T7">OBISLaser</text:span></text:p>
      <text:p text:style-name="P6"><text:span text:style-name="T2">Response:</text:span><text:span text:style-name="T10"> <text:tab/><text:tab/></text:span><text:span text:style-name="T7">OK________\n</text:span></text:p>
      <text:p text:style-name="P6"><text:span text:style-name="T2">Example: <text:tab/><text:tab/></text:span><text:span text:style-name="T7">SETLPWR___0.01600\n</text:span></text:p>
      <text:p text:style-name="P33"><text:span text:style-name="T2">Description:</text:span><text:span text:style-name="T10"> <text:tab/><text:tab/></text:span><text:span text:style-name="T2">Will set the current output power (in watts).</text:span></text:p>
      <text:p text:style-name="P25"/>
      <text:p text:style-name="P11">Turn Laser ON or OFF</text:p>
      <text:p text:style-name="P6"><text:span text:style-name="T2">CMD: <text:tab/><text:tab/><text:tab/></text:span><text:span text:style-name="T7">SETLSTATE [ON|OFF]</text:span></text:p>
      <text:p text:style-name="P6"><text:span text:style-name="T2">Device Name: <text:tab/></text:span><text:span text:style-name="T7">OBISLaser</text:span></text:p>
      <text:p text:style-name="P6"><text:span text:style-name="T2">Response: <text:tab/><text:tab/></text:span><text:span text:style-name="T7">OK________\n</text:span></text:p>
      <text:p text:style-name="P6"><text:span text:style-name="T2">Example:<text:tab/><text:tab/></text:span><text:span text:style-name="T7">SETLSTATE_OFF\n</text:span></text:p>
      <text:p text:style-name="P33"><text:span text:style-name="T2">Description:<text:tab/><text:tab/></text:span><text:span text:style-name="T2">Will turn on or off the laser.</text:span></text:p>
      <text:p text:style-name="P25"/>
      <text:p text:style-name="P18">Laser’s Motor</text:p>
      <text:p text:style-name="P11">Go Left</text:p>
      <text:p text:style-name="P6"><text:span text:style-name="T2">CMD: <text:tab/><text:tab/><text:tab/></text:span><text:span text:style-name="T7">MOVELEFT</text:span></text:p>
      <text:p text:style-name="P6"><text:span text:style-name="T2">Device Name:<text:tab/></text:span><text:span text:style-name="T7">LaserMoto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MOVELEFT\n</text:span></text:p>
      <text:p text:style-name="P28">Description: <text:tab/><text:tab/>Laser Motor will go to the left</text:p>
      <text:p text:style-name="P25"/>
      <text:p text:style-name="P11"/>
      <text:p text:style-name="P11"/>
      <text:p text:style-name="P11"><text:soft-page-break/>Go Right</text:p>
      <text:p text:style-name="P6"><text:span text:style-name="T2">CMD: <text:tab/><text:tab/><text:tab/></text:span><text:span text:style-name="T7">MOVERIGHT</text:span></text:p>
      <text:p text:style-name="P6"><text:span text:style-name="T2">Device Name:<text:tab/></text:span><text:span text:style-name="T7">LaserMoto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MOVERIGHT\n</text:span></text:p>
      <text:p text:style-name="P11">Replace Capillary</text:p>
      <text:p text:style-name="P6"><text:span text:style-name="T2">CMD:<text:tab/><text:tab/><text:tab/></text:span><text:span text:style-name="T7">RETRACT</text:span></text:p>
      <text:p text:style-name="P6"><text:span text:style-name="T2">Device Name:<text:tab/></text:span><text:span text:style-name="T7">LaserMoto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RETRACT\n</text:span></text:p>
      <text:p text:style-name="P28">Description: <text:tab/><text:tab/>Laser Motor retracts in order for user to put a new capillary.</text:p>
      <text:p text:style-name="P11">Finished Replacing Capillary</text:p>
      <text:p text:style-name="P6"><text:span text:style-name="T2">CMD: <text:tab/><text:tab/><text:tab/></text:span><text:span text:style-name="T7">CAPREADY</text:span></text:p>
      <text:p text:style-name="P6"><text:span text:style-name="T2">Device Name:<text:tab/></text:span><text:span text:style-name="T7">LaserMoto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CAPREADY\n</text:span></text:p>
      <text:p text:style-name="P33"><text:span text:style-name="T2">Description:<text:tab/><text:tab/></text:span><text:span text:style-name="T10"> </text:span><text:span text:style-name="T2">Laser Motor moves back to it’s original position relative to capillary being <text:tab/><text:tab/><text:tab/>installed</text:span></text:p>
      <text:p text:style-name="P28"/>
      <text:p text:style-name="P21"/>
      <text:p text:style-name="P18">Capillary Heater</text:p>
      <text:p text:style-name="P11">Turn on Capillary Heater</text:p>
      <text:p text:style-name="P6"><text:span text:style-name="T2">CMD: <text:tab/><text:tab/><text:tab/></text:span><text:span text:style-name="T7">CAPHEATON</text:span></text:p>
      <text:p text:style-name="P6"><text:span text:style-name="T2">Device Name:<text:tab/></text:span><text:span text:style-name="T7">CapillaryHeate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CAPHEATON\n</text:span></text:p>
      <text:p text:style-name="P28">Description: Turn on the Capillary Heater</text:p>
      <text:p text:style-name="P25"/>
      <text:p text:style-name="P11">Turn off Capillary Heater</text:p>
      <text:p text:style-name="P6"><text:span text:style-name="T2">CMD: </text:span><text:span text:style-name="T10"><text:s/><text:tab/><text:tab/><text:tab/></text:span><text:span text:style-name="T7">CAPHEATOFF</text:span></text:p>
      <text:p text:style-name="P6"><text:span text:style-name="T2">Device Name:<text:tab/></text:span><text:span text:style-name="T7">CapillaryHeate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CAPHEATOFF\n</text:span></text:p>
      <text:p text:style-name="P28">Description: <text:tab/><text:tab/>Turn off the Capillary Heater</text:p>
      <text:p text:style-name="P26"><text:soft-page-break/></text:p>
      <text:p text:style-name="P11">Get Temperature</text:p>
      <text:p text:style-name="P6"><text:span text:style-name="T2">CMD:<text:tab/><text:tab/><text:tab/></text:span><text:span text:style-name="T7">CAPGETT</text:span></text:p>
      <text:p text:style-name="P6"><text:span text:style-name="T2">Device Name:<text:tab/></text:span><text:span text:style-name="T7">CapillaryHeater</text:span></text:p>
      <text:p text:style-name="P6"><text:span text:style-name="T2">Response: <text:tab/><text:tab/></text:span><text:span text:style-name="T7">OK_____[temp]\n</text:span></text:p>
      <text:p text:style-name="P6"><text:span text:style-name="T2">Example: <text:tab/><text:tab/></text:span><text:span text:style-name="T7">CAPGETT\n</text:span></text:p>
      <text:p text:style-name="P28">Description: <text:tab/><text:tab/>Get the temperature from the  Capillary Heater</text:p>
      <text:p text:style-name="P11">Set Temperature</text:p>
      <text:p text:style-name="P6"><text:span text:style-name="T2">CMD: <text:tab/><text:tab/><text:tab/></text:span><text:span text:style-name="T7">CAPSETT [temp]</text:span></text:p>
      <text:p text:style-name="P6"><text:span text:style-name="T2">Device Name:<text:tab/></text:span><text:span text:style-name="T7">CapillaryHeater</text:span></text:p>
      <text:p text:style-name="P6"><text:span text:style-name="T2">Response: <text:tab/></text:span><text:span text:style-name="T3"><text:tab/></text:span><text:span text:style-name="T7">OK_____\n</text:span></text:p>
      <text:p text:style-name="P6"><text:span text:style-name="T2">Example:<text:tab/><text:tab/></text:span><text:span text:style-name="T7">CAPSETT___10.0\n</text:span></text:p>
      <text:p text:style-name="P28">Description: <text:tab/><text:tab/>Sets the temperature for the  Capillary Heater to heat up to.</text:p>
      <text:p text:style-name="P25"/>
      <text:p text:style-name="P18">Gel Pump</text:p>
      <text:p text:style-name="P11">Push Gel Pump</text:p>
      <text:p text:style-name="P6"><text:span text:style-name="T2">CMD: <text:tab/><text:tab/><text:tab/></text:span><text:span text:style-name="T7">GELMV</text:span></text:p>
      <text:p text:style-name="P6"><text:span text:style-name="T2">Device Name: <text:tab/></text:span><text:span text:style-name="T7">GelPump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GELMV\n</text:span></text:p>
      <text:p text:style-name="P29">Description: <text:tab/><text:tab/>Push Gel into capillary</text:p>
      <text:p text:style-name="P11">Pull Gel Pump</text:p>
      <text:p text:style-name="P6"><text:span text:style-name="T2">CMD: <text:tab/><text:tab/><text:tab/></text:span><text:span text:style-name="T7">GELRET</text:span><text:span text:style-name="T10"> </text:span></text:p>
      <text:p text:style-name="P6"><text:span text:style-name="T2">Device Name: <text:tab/></text:span><text:span text:style-name="T7">GelPump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GELRET</text:span><text:span text:style-name="T10"> </text:span><text:span text:style-name="T7">\n</text:span></text:p>
      <text:p text:style-name="P28">Description: <text:tab/><text:tab/>Pull pump to refill Syringe with Gel </text:p>
      <text:p text:style-name="P38"/>
      <text:p text:style-name="P11">Gel Pump is filled and ready</text:p>
      <text:p text:style-name="P6"><text:span text:style-name="T2">CMD:<text:tab/><text:tab/><text:tab/></text:span><text:span text:style-name="T7">GELSTART</text:span></text:p>
      <text:p text:style-name="P6"><text:span text:style-name="T2">Device Name: <text:tab/></text:span><text:span text:style-name="T7">GelPump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7">GELSTART\n</text:span></text:p>
      <text:p text:style-name="P28">Description: Pull pump to refill Syringe with Gel </text:p>
      <text:p text:style-name="P21"><text:soft-page-break/></text:p>
      <text:p text:style-name="P18">Spectrometer</text:p>
      <text:p text:style-name="P13">Set Exposure Time Milliseconds</text:p>
      <text:p text:style-name="P1">CMD:<text:tab/><text:tab/><text:tab/><text:span text:style-name="T13">SPCSETEXP [timeMS]</text:span></text:p>
      <text:p text:style-name="P6"><text:span text:style-name="T2">Device Name:</text:span><text:span text:style-name="T10"> <text:tab/></text:span><text:span text:style-name="T11">Spectrometer</text:span></text:p>
      <text:p text:style-name="P6"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5">SPCSETEXP_250</text:span><text:span text:style-name="T7">\n</text:span></text:p>
      <text:p text:style-name="P28">Description: <text:tab/><text:tab/><text:span text:style-name="T13">Set the spectrometer exposure time in milliseconds.</text:span></text:p>
      <text:p text:style-name="P28"/>
      <text:p text:style-name="P13">Start Spectrometer continuous capture</text:p>
      <text:p text:style-name="P3">CMD:<text:tab/><text:tab/><text:tab/><text:bookmark-start text:name="__DdeLink__922_1512600991"/><text:span text:style-name="T13">SPCSTARTC [filename] [time between reads MS] [capture duration MS]</text:span><text:bookmark-end text:name="__DdeLink__922_1512600991"/></text:p>
      <text:p text:style-name="P8"><text:span text:style-name="T2">Device Name:</text:span><text:span text:style-name="T10"> <text:tab/></text:span><text:span text:style-name="T11">Spectrometer</text:span></text:p>
      <text:p text:style-name="P8"><text:span text:style-name="T2">Response: <text:tab/><text:tab/></text:span><text:span text:style-name="T7">OK________\n</text:span></text:p>
      <text:p text:style-name="P8"><text:span text:style-name="T2">Example: <text:tab/><text:tab/></text:span><text:span text:style-name="T5">SPCSTARTC_spectra.csv 0 3600000</text:span><text:span text:style-name="T7">\n</text:span></text:p>
      <text:p text:style-name="P31">Description: <text:tab/><text:tab/><text:span text:style-name="T13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31"/>
      <text:p text:style-name="P14">Check if a continuous capture is running</text:p>
      <text:p text:style-name="P4">CMD:<text:tab/><text:tab/><text:tab/><text:span text:style-name="T13">SPCISCRUN</text:span></text:p>
      <text:p text:style-name="P9"><text:span text:style-name="T2">Device Name:</text:span><text:span text:style-name="T10"> <text:tab/></text:span><text:span text:style-name="T11">Spectrometer</text:span></text:p>
      <text:p text:style-name="P9"><text:span text:style-name="T2">Response: <text:tab/><text:tab/></text:span><text:span text:style-name="T7">OK________</text:span><text:span text:style-name="T8">[TRUE or FALSE]</text:span><text:span text:style-name="T7">\n</text:span></text:p>
      <text:p text:style-name="P9"><text:span text:style-name="T2">Example: <text:tab/><text:tab/></text:span><text:span text:style-name="T6">SPCISCRUN</text:span><text:span text:style-name="T7">\n</text:span></text:p>
      <text:p text:style-name="P32">Description: <text:tab/><text:tab/><text:span text:style-name="T14">Checks if a continuous capture is running.</text:span></text:p>
      <text:p text:style-name="P32"/>
      <text:p text:style-name="P6"/>
      <text:p text:style-name="P6"/>
      <text:p text:style-name="P19">Fluidics Valve</text:p>
      <text:p text:style-name="P12">Set Valve Postion</text:p>
      <text:p text:style-name="P2">CMD:<text:tab/><text:tab/><text:tab/><text:span text:style-name="T12">FVALVEPOS [A|CLOSED|B]</text:span></text:p>
      <text:p text:style-name="P7"><text:span text:style-name="T2">Device Name:<text:tab/></text:span><text:span text:style-name="T4">FluidValve</text:span><text:span text:style-name="T10"> </text:span></text:p>
      <text:p text:style-name="P7"><text:soft-page-break/><text:span text:style-name="T2">Response: <text:tab/><text:tab/></text:span><text:span text:style-name="T7">OK________\n</text:span></text:p>
      <text:p text:style-name="P7"><text:span text:style-name="T2">Example: <text:tab/><text:tab/></text:span><text:span text:style-name="T4">FVALVEPOS_CLOSED</text:span><text:span text:style-name="T7">\n</text:span></text:p>
      <text:p text:style-name="P30">Description: <text:tab/><text:tab/><text:span text:style-name="T12">Control the position of the Fluidics valve. <text:s/>The valve has 3 postions <text:tab/><text:tab/><text:tab/><text:tab/>available: A, Closed and B.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4T09:56:57.517239037</dc:date>
    <meta:editing-duration>PT2H6M30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8" meta:paragraph-count="176" meta:word-count="896" meta:character-count="6612" meta:non-whitespace-character-count="5615"/>
  </office:meta>
</office:document-meta>
</file>